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D0000006F8F208F6BFDA02F99.png" manifest:media-type="image/png"/>
  <manifest:file-entry manifest:full-path="Pictures/10000000000001340000006E677153F3A9340D9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writing-mode="lr-tb"/>
    </style:style>
    <style:style style:name="P2" style:family="paragraph" style:parent-style-name="Preformatted_20_Text">
      <style:paragraph-properties fo:text-align="center" style:justify-single-word="false" style:writing-mode="lr-tb"/>
      <style:text-properties style:font-name="Times New Roman" fo:font-weight="bold" style:font-weight-asian="bold" style:font-weight-complex="bold"/>
    </style:style>
    <style:style style:name="P3" style:family="paragraph" style:parent-style-name="Text_20_body">
      <style:paragraph-properties fo:text-align="start" style:justify-single-word="false" style:writing-mode="lr-tb"/>
      <style:text-properties style:font-name="Times New Roman"/>
    </style:style>
    <style:style style:name="P4" style:family="paragraph" style:parent-style-name="Text_20_body">
      <style:paragraph-properties fo:text-align="start" style:justify-single-word="false" style:writing-mode="lr-tb"/>
      <style:text-properties style:font-name="Times New Roman"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start" style:justify-single-word="false" style:writing-mode="lr-tb"/>
    </style:style>
    <style:style style:name="P6" style:family="paragraph" style:parent-style-name="Text_20_body" style:master-page-name="">
      <loext:graphic-properties draw:fill-gradient-name="gradient" draw:fill-hatch-name="hatch"/>
      <style:paragraph-properties fo:margin-top="0cm" fo:margin-bottom="0.25cm" style:contextual-spacing="true" fo:text-align="start" style:justify-single-word="false" style:page-number="auto" style:writing-mode="lr-tb"/>
    </style:style>
    <style:style style:name="P7" style:family="paragraph" style:parent-style-name="Text_20_body">
      <loext:graphic-properties draw:fill-gradient-name="gradient" draw:fill-hatch-name="hatch"/>
      <style:paragraph-properties fo:margin-top="0cm" fo:margin-bottom="0.25cm" style:contextual-spacing="true" fo:text-align="start" style:justify-single-word="false" style:writing-mode="lr-tb"/>
    </style:style>
    <style:style style:name="P8"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paragraph-rsid="001de541" style:font-weight-asian="bold" style:font-weight-complex="bold"/>
    </style:style>
    <style:style style:name="P10" style:family="paragraph" style:parent-style-name="Text_20_body">
      <style:paragraph-properties fo:text-align="start" style:justify-single-word="false" fo:break-before="page" style:writing-mode="lr-tb"/>
      <style:text-properties style:text-underline-style="solid" style:text-underline-width="auto" style:text-underline-color="font-color" fo:font-weight="bold" style:font-weight-asian="bold" style:font-weight-complex="bold"/>
    </style:style>
    <style:style style:name="P11" style:family="paragraph" style:parent-style-name="List_20_Bullet_20_3">
      <style:paragraph-properties fo:break-before="page"/>
    </style:style>
    <style:style style:name="P12" style:family="paragraph" style:parent-style-name="Text_20_body">
      <loext:graphic-properties draw:fill-gradient-name="gradient" draw:fill-hatch-name="hatch"/>
      <style:paragraph-properties fo:margin-top="0cm" fo:margin-bottom="0cm" style:contextual-spacing="false" fo:line-height="100%"/>
    </style:style>
    <style:style style:name="P13" style:family="paragraph" style:parent-style-name="Text_20_body">
      <loext:graphic-properties draw:fill="solid" draw:fill-color="#ffffff" draw:fill-gradient-name="gradient" draw:fill-hatch-name="hatch"/>
      <style:paragraph-properties fo:margin-top="0cm" fo:margin-bottom="0cm" style:contextual-spacing="false" fo:line-height="100%" fo:text-align="start" style:justify-single-word="false" fo:background-color="#ffffff" style:writing-mode="lr-tb"/>
      <style:text-properties officeooo:paragraph-rsid="001de541"/>
    </style:style>
    <style:style style:name="P1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officeooo:paragraph-rsid="001de541"/>
    </style:style>
    <style:style style:name="P15" style:family="paragraph" style:parent-style-name="Text_20_body">
      <style:paragraph-properties fo:text-align="center" style:justify-single-word="false" style:writing-mode="lr-tb"/>
      <style:text-properties fo:color="#3465a4" loext:opacity="100%" fo:font-weight="bold" officeooo:paragraph-rsid="001de541" style:font-weight-asian="bold" style:font-weight-complex="bold"/>
    </style:style>
    <style:style style:name="P16" style:family="paragraph" style:parent-style-name="Text_20_body">
      <loext:graphic-properties draw:fill="solid" draw:fill-color="#729fcf" draw:fill-gradient-name="gradient" draw:fill-hatch-name="hatch"/>
      <style:paragraph-properties fo:margin-top="0cm" fo:margin-bottom="0cm" style:contextual-spacing="false" fo:line-height="100%" fo:text-align="start" style:justify-single-word="false" fo:background-color="#729fcf" style:writing-mode="lr-tb"/>
      <style:text-properties fo:color="#ffffff" loext:opacity="100%"/>
    </style:style>
    <style:style style:name="P17" style:family="paragraph" style:parent-style-name="Text_20_body">
      <style:paragraph-properties fo:text-align="start" style:justify-single-word="false" style:writing-mode="lr-tb"/>
    </style:style>
    <style:style style:name="P18" style:family="paragraph" style:parent-style-name="Text_20_body">
      <style:paragraph-properties fo:text-align="start" style:justify-single-word="false" fo:break-before="page" style:writing-mode="lr-tb"/>
    </style:style>
    <style:style style:name="P19" style:family="paragraph" style:parent-style-name="Text_20_body">
      <style:paragraph-properties fo:text-align="start" style:justify-single-word="false" style:writing-mode="lr-tb"/>
      <style:text-properties style:font-name="Times New Roman" style:text-underline-style="solid" style:text-underline-width="auto" style:text-underline-color="font-color" fo:font-weight="bold" style:font-weight-asian="bold" style:font-weight-complex="bold"/>
    </style:style>
    <style:style style:name="P20" style:family="paragraph" style:parent-style-name="Text_20_body">
      <style:paragraph-properties fo:text-align="start" style:justify-single-word="false" style:writing-mode="lr-tb"/>
      <style:text-properties style:font-name="Times New Roman"/>
    </style:style>
    <style:style style:name="P21" style:family="paragraph" style:parent-style-name="Text_20_body">
      <style:paragraph-properties fo:text-align="center" style:justify-single-word="false" style:writing-mode="lr-tb"/>
      <style:text-properties fo:color="#3465a4" loext:opacity="100%" officeooo:paragraph-rsid="001de541" fo:background-color="transparent"/>
    </style:style>
    <style:style style:name="P22" style:family="paragraph" style:parent-style-name="Text_20_body">
      <style:paragraph-properties style:writing-mode="lr-tb"/>
      <style:text-properties fo:font-style="italic" officeooo:paragraph-rsid="001de541" fo:background-color="transparent" style:font-style-asian="italic" style:font-style-complex="italic"/>
    </style:style>
    <style:style style:name="P23" style:family="paragraph" style:parent-style-name="Invima_20_1" style:list-style-name="WWNum1">
      <style:paragraph-properties fo:margin-left="0cm" fo:margin-right="0cm" fo:text-indent="0cm" style:auto-text-indent="false" fo:break-before="page"/>
      <style:text-properties officeooo:paragraph-rsid="001de541"/>
    </style:style>
    <style:style style:name="P24" style:family="paragraph" style:parent-style-name="Invima_20_1" style:list-style-name="WWNum1">
      <style:paragraph-properties fo:margin-left="0cm" fo:margin-right="0cm" fo:text-align="start" style:justify-single-word="false" fo:text-indent="0cm" style:auto-text-indent="false" fo:break-before="page" style:writing-mode="lr-tb"/>
    </style:style>
    <style:style style:name="P25" style:family="paragraph" style:parent-style-name="Invima_20_1" style:list-style-name="WWNum1">
      <style:paragraph-properties fo:margin-left="0cm" fo:margin-right="0cm" fo:margin-top="0.109cm" fo:margin-bottom="0.25cm" style:contextual-spacing="false" fo:text-align="start" style:justify-single-word="false" fo:text-indent="0cm" style:auto-text-indent="false" style:writing-mode="lr-tb"/>
    </style:style>
    <style:style style:name="P26" style:family="paragraph" style:parent-style-name="Invima_20_1" style:list-style-name="WWNum1">
      <style:paragraph-properties fo:margin-left="0cm" fo:margin-right="0cm" fo:margin-top="0.109cm" fo:margin-bottom="0.25cm" style:contextual-spacing="false" fo:text-align="start" style:justify-single-word="false" fo:text-indent="0cm" style:auto-text-indent="false" style:writing-mode="lr-tb"/>
      <style:text-properties officeooo:paragraph-rsid="001e1508"/>
    </style:style>
    <style:style style:name="P27" style:family="paragraph" style:parent-style-name="List_20_Bullet_20_3" style:list-style-name="WWNum1">
      <style:text-properties fo:font-weight="bold" officeooo:paragraph-rsid="001e1508" style:font-weight-asian="bold" style:font-weight-complex="bold"/>
    </style:style>
    <style:style style:name="P28" style:family="paragraph" style:parent-style-name="List_20_Bullet_20_3">
      <style:paragraph-properties fo:margin-left="1.251cm" fo:margin-right="0cm" fo:text-indent="0cm" style:auto-text-indent="false"/>
      <style:text-properties fo:font-weight="bold" officeooo:paragraph-rsid="001e1508" style:font-weight-asian="bold" style:font-weight-complex="bold"/>
    </style:style>
    <style:style style:name="P29" style:family="paragraph" style:parent-style-name="List_20_Bullet_20_3" style:list-style-name="WWNum1">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0" style:family="paragraph" style:parent-style-name="List_20_Bullet_20_3" style:list-style-name="WWNum1">
      <style:text-properties style:font-name="Times New Roman" fo:font-style="italic" officeooo:paragraph-rsid="001de541" style:font-style-asian="italic" style:font-style-complex="italic"/>
    </style:style>
    <style:style style:name="P31" style:family="paragraph" style:parent-style-name="List_20_Bullet_20_3" style:list-style-name="WWNum1">
      <style:text-properties fo:font-weight="normal" officeooo:paragraph-rsid="001e1508" style:font-weight-asian="normal" style:font-weight-complex="normal"/>
    </style:style>
    <style:style style:name="P32" style:family="paragraph" style:parent-style-name="List_20_Bullet_20_3" style:list-style-name="WWNum1">
      <style:text-properties fo:font-style="italic" fo:font-weight="normal" officeooo:paragraph-rsid="001e1508" style:font-style-asian="italic" style:font-weight-asian="normal" style:font-style-complex="italic" style:font-weight-complex="normal"/>
    </style:style>
    <style:style style:name="P33" style:family="paragraph" style:parent-style-name="List_20_Bullet_20_3">
      <style:paragraph-properties fo:margin-left="1.251cm" fo:margin-right="0cm" fo:text-indent="0cm" style:auto-text-indent="false"/>
      <style:text-properties fo:font-style="italic" officeooo:paragraph-rsid="001e1508" style:font-style-asian="italic" style:font-style-complex="italic"/>
    </style:style>
    <style:style style:name="P34" style:family="paragraph" style:parent-style-name="List_20_Bullet_20_3">
      <style:paragraph-properties fo:margin-left="1.251cm" fo:margin-right="0cm" fo:text-indent="0cm" style:auto-text-indent="false" fo:break-before="page"/>
      <style:text-properties fo:font-style="italic" officeooo:paragraph-rsid="001e1508" style:font-style-asian="italic" style:font-style-complex="italic"/>
    </style:style>
    <style:style style:name="P35" style:family="paragraph" style:parent-style-name="List_20_Bullet_20_3">
      <style:paragraph-properties fo:margin-left="1.251cm" fo:margin-right="0cm" fo:text-indent="0cm" style:auto-text-indent="false"/>
      <style:text-properties fo:font-style="italic" fo:font-weight="bold" officeooo:paragraph-rsid="001e1508" style:font-style-asian="italic" style:font-weight-asian="bold" style:font-style-complex="italic" style:font-weight-complex="bold"/>
    </style:style>
    <style:style style:name="P36" style:family="paragraph" style:parent-style-name="List_20_Bullet_20_3">
      <style:text-properties officeooo:paragraph-rsid="001e1508"/>
    </style:style>
    <style:style style:name="P37" style:family="paragraph" style:parent-style-name="List_20_Bullet_20_3">
      <style:paragraph-properties fo:margin-left="0cm" fo:margin-right="0cm" fo:text-indent="0cm" style:auto-text-indent="false"/>
      <style:text-properties officeooo:paragraph-rsid="001e1508"/>
    </style:style>
    <style:style style:name="P38" style:family="paragraph" style:parent-style-name="List_20_Bullet_20_3">
      <style:paragraph-properties fo:margin-left="1.251cm" fo:margin-right="0cm" fo:text-indent="0cm" style:auto-text-indent="false"/>
      <style:text-properties officeooo:paragraph-rsid="001e1508"/>
    </style:style>
    <style:style style:name="P39" style:family="paragraph" style:parent-style-name="List_20_Bullet_20_3">
      <style:paragraph-properties fo:margin-left="1.251cm" fo:margin-right="0cm" fo:text-indent="0cm" style:auto-text-indent="false"/>
      <style:text-properties fo:font-style="normal" officeooo:paragraph-rsid="001e1508" style:font-style-asian="normal" style:font-style-complex="normal"/>
    </style:style>
    <style:style style:name="P40" style:family="paragraph" style:parent-style-name="List_20_Bullet_20_3">
      <loext:graphic-properties draw:fill-gradient-name="Gradient_20_1" draw:fill-hatch-name="hatch"/>
      <style:paragraph-properties fo:margin-left="1.251cm" fo:margin-right="0cm" fo:margin-top="0cm" fo:margin-bottom="0cm" style:contextual-spacing="false" fo:line-height="100%" fo:text-indent="0cm" style:auto-text-indent="false"/>
      <style:text-properties fo:font-style="normal" officeooo:paragraph-rsid="001e1508" style:font-style-asian="normal" style:font-style-complex="normal"/>
    </style:style>
    <style:style style:name="P41" style:family="paragraph" style:parent-style-name="List_20_Bullet_20_3">
      <loext:graphic-properties draw:fill-gradient-name="Gradient_20_1" draw:fill-hatch-name="hatch"/>
      <style:paragraph-properties fo:margin-left="1.251cm" fo:margin-right="0cm" fo:margin-top="0cm" fo:margin-bottom="0cm" style:contextual-spacing="false" fo:line-height="100%" fo:text-indent="0cm" style:auto-text-indent="false"/>
      <style:text-properties fo:font-style="normal" officeooo:paragraph-rsid="001ffbfe" style:font-style-asian="normal" style:font-style-complex="normal"/>
    </style:style>
    <style:style style:name="P42" style:family="paragraph" style:parent-style-name="List_20_Bullet_20_3">
      <style:paragraph-properties fo:margin-left="0cm" fo:margin-right="0cm" fo:text-indent="0cm" style:auto-text-indent="false"/>
      <style:text-properties fo:font-style="normal" style:text-underline-style="solid" style:text-underline-width="auto" style:text-underline-color="font-color" fo:font-weight="bold" officeooo:paragraph-rsid="001e1508" style:font-style-asian="normal" style:font-weight-asian="bold" style:font-style-complex="normal" style:font-weight-complex="bold"/>
    </style:style>
    <style:style style:name="P43" style:family="paragraph" style:parent-style-name="List_20_Bullet_20_3">
      <style:paragraph-properties fo:margin-left="1.251cm" fo:margin-right="0cm" fo:text-indent="0cm" style:auto-text-indent="false"/>
      <style:text-properties fo:font-style="normal" style:text-underline-style="solid" style:text-underline-width="auto" style:text-underline-color="font-color" fo:font-weight="bold" officeooo:paragraph-rsid="001e1508" style:font-style-asian="normal" style:font-weight-asian="bold" style:font-style-complex="normal" style:font-weight-complex="bold"/>
    </style:style>
    <style:style style:name="P44" style:family="paragraph" style:parent-style-name="List_20_Number" style:list-style-name="WWNum1">
      <style:text-properties fo:font-style="italic" style:font-style-asian="italic" style:font-style-complex="italic"/>
    </style:style>
    <style:style style:name="P45" style:family="paragraph" style:parent-style-name="List_20_Number">
      <style:paragraph-properties fo:break-before="page"/>
    </style:style>
    <style:style style:name="P46" style:family="paragraph" style:parent-style-name="List_20_Number">
      <loext:graphic-properties draw:fill-gradient-name="Gradient_20_2" draw:fill-hatch-name="hatch"/>
      <style:paragraph-properties fo:margin-top="0cm" fo:margin-bottom="0.21cm" style:contextual-spacing="true"/>
    </style:style>
    <style:style style:name="P47" style:family="paragraph" style:parent-style-name="List_20_Number">
      <loext:graphic-properties draw:fill-gradient-name="Gradient_20_3" draw:fill-hatch-name="hatch"/>
      <style:paragraph-properties fo:margin-top="0cm" fo:margin-bottom="0.21cm" style:contextual-spacing="true"/>
    </style:style>
    <style:style style:name="P48" style:family="paragraph" style:parent-style-name="List_20_Number">
      <loext:graphic-properties draw:fill-gradient-name="Gradient_20_3" draw:fill-hatch-name="hatch"/>
      <style:paragraph-properties fo:margin-top="0cm" fo:margin-bottom="0.21cm" style:contextual-spacing="true" fo:break-before="page"/>
    </style:style>
    <style:style style:name="P49" style:family="paragraph" style:parent-style-name="Preformatted_20_Text">
      <style:paragraph-properties fo:text-align="end" style:justify-single-word="false" style:writing-mode="lr-tb"/>
    </style:style>
    <style:style style:name="P50" style:family="paragraph" style:parent-style-name="Preformatted_20_Text">
      <style:paragraph-properties fo:text-align="center" style:justify-single-word="false" style:writing-mode="lr-tb"/>
    </style:style>
    <style:style style:name="T1" style:family="text">
      <style:text-properties style:font-name="Times New Roman"/>
    </style:style>
    <style:style style:name="T2" style:family="text">
      <style:text-properties style:font-name="Times New Roman" fo:font-size="11pt" fo:font-weight="bold" style:font-size-asian="11pt" style:font-weight-asian="bold" style:font-size-complex="11pt" style:font-weight-complex="bold"/>
    </style:style>
    <style:style style:name="T3" style:family="text">
      <style:text-properties style:font-name="Times New Roman" fo:font-size="11pt" fo:font-weight="bold" officeooo:rsid="001e1508" style:font-size-asian="11pt" style:font-weight-asian="bold" style:font-size-complex="11pt" style:font-weight-complex="bold"/>
    </style:style>
    <style:style style:name="T4" style:family="text">
      <style:text-properties style:font-name="Times New Roman" fo:font-weight="bold" style:font-weight-asian="bold" style:font-weight-complex="bold"/>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1e1508"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style:text-underline-style="solid" style:text-underline-width="auto" style:text-underline-color="font-color" fo:font-weight="bold" style:font-weight-asian="bold" style:font-weight-complex="bold"/>
    </style:style>
    <style:style style:name="T10" style:family="text">
      <style:text-properties style:font-name="Times New Roman" style:text-underline-style="solid" style:text-underline-width="auto" style:text-underline-color="#3465a4"/>
    </style:style>
    <style:style style:name="T11" style:family="text">
      <style:text-properties style:font-name="Times New Roman" fo:background-color="#ffbf00" loext:char-shading-value="0"/>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normal" fo:font-weight="bold" style:font-style-asian="normal" style:font-weight-asian="bold" style:font-style-complex="normal" style:font-weight-complex="bold"/>
    </style:style>
    <style:style style:name="T14"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officeooo:rsid="001de541"/>
    </style:style>
    <style:style style:name="T20" style:family="text">
      <style:text-properties fo:font-weight="bold" style:font-weight-asian="bold" style:font-weight-complex="bold"/>
    </style:style>
    <style:style style:name="T21" style:family="text">
      <style:text-properties fo:background-color="#ffbf00" loext:char-shading-value="0"/>
    </style:style>
    <style:style style:name="T22" style:family="text">
      <style:text-properties style:text-underline-style="solid" style:text-underline-width="auto" style:text-underline-color="#3465a4"/>
    </style:style>
    <style:style style:name="T23" style:family="text">
      <style:text-properties fo:color="#3465a4" loext:opacity="100%"/>
    </style:style>
    <style:style style:name="T24" style:family="text">
      <style:text-properties fo:color="#3465a4" loext:opacity="100%" officeooo:rsid="001de541"/>
    </style:style>
    <style:style style:name="T25" style:family="text">
      <style:text-properties fo:color="#3465a4" loext:opacity="100%" fo:background-color="transparent" loext:char-shading-value="0"/>
    </style:style>
    <style:style style:name="T26" style:family="text">
      <style:text-properties fo:color="#3465a4" loext:opacity="100%" officeooo:rsid="001de541" fo:background-color="transparent" loext:char-shading-value="0"/>
    </style:style>
    <style:style style:name="T27" style:family="text">
      <style:text-properties fo:color="#000000" loext:opacity="100%" fo:background-color="transparent" loext:char-shading-value="0"/>
    </style:style>
    <style:style style:name="T28" style:family="text">
      <style:text-properties officeooo:rsid="001e1508"/>
    </style:style>
    <style:style style:name="T29" style:family="text">
      <style:text-properties fo:font-weight="normal"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ortada_20_1">Guía externa para la implementación de la Resolución No. 2024015321 de 2024.</text:p>
      <text:p text:style-name="Portada_20_1">Estudios poscomercialización.</text:p>
      <text:p text:style-name="P3"/>
      <text:p text:style-name="Portada_20_2">Grupo de Farmacovigilancia</text:p>
      <text:p text:style-name="P3"/>
      <text:list xml:id="list1998065410" text:style-name="WWNum1">
        <text:list-item>
          <text:list>
            <text:list-item>
              <text:list>
                <text:list-item>
                  <text:list>
                    <text:list-item>
                      <text:list>
                        <text:list-item>
                          <text:list>
                            <text:list-item>
                              <text:p text:style-name="P24"><text:span text:style-name="T28">I. </text:span>Objetivo:</text:p>
                            </text:list-item>
                          </text:list>
                        </text:list-item>
                      </text:list>
                    </text:list-item>
                  </text:list>
                </text:list-item>
              </text:list>
            </text:list-item>
          </text:list>
        </text:list-item>
      </text:list>
      <text:p text:style-name="P5"><text:span text:style-name="T1">Brindar orientación a los actores convocados por la Resolución No. 2024015321 de 2024, titulares de registros sanitarios, laboratorios farmacéuticos y establecimientos fabricantes e importadores, acerca de os Estudios Pos-comercialización.</text:span><text:span text:style-name="T1"/></text:p>
      <text:list xml:id="list124915799056822" text:continue-numbering="true" text:style-name="WWNum1">
        <text:list-item>
          <text:list>
            <text:list-item>
              <text:list>
                <text:list-item>
                  <text:list>
                    <text:list-item>
                      <text:list>
                        <text:list-item>
                          <text:list>
                            <text:list-item>
                              <text:p text:style-name="P25"><text:span text:style-name="T28">II. </text:span>Alcance:</text:p>
                            </text:list-item>
                          </text:list>
                        </text:list-item>
                      </text:list>
                    </text:list-item>
                  </text:list>
                </text:list-item>
              </text:list>
            </text:list-item>
          </text:list>
        </text:list-item>
      </text:list>
      <text:p text:style-name="P5"><text:span text:style-name="T1">La presente guía aplica como carácter orientador en la cual se brindan lineamientos para la adecuada implementación de la Resolución No. 2024015321 de 2024 en su artículo 12.</text:span><text:span text:style-name="T1"/></text:p>
      <text:list xml:id="list124915661780427" text:continue-numbering="true" text:style-name="WWNum1">
        <text:list-item>
          <text:list>
            <text:list-item>
              <text:list>
                <text:list-item>
                  <text:list>
                    <text:list-item>
                      <text:list>
                        <text:list-item>
                          <text:list>
                            <text:list-item>
                              <text:p text:style-name="P26">Contexto Normativo: <text:span text:style-name="T1">Resolución No. 2024015321 de 2024 </text:span></text:p>
                            </text:list-item>
                            <text:list-item>
                              <text:p text:style-name="P27"><text:span text:style-name="T6">“(...) ARTÍCULO 12. Estudios pos-comercialización. </text:span><text:span text:style-name="T8">El Invima se reserva el derecho de solicitar estudios pos-comercialización enmarcado en un programa de farmacovigilancia activa, según el Decreto 1782 de 2014 o el que lo modifique o sustituya, a los responsables de los medicamentos biológicos, en las siguientes condiciones:</text:span></text:p>
                            </text:list-item>
                            <text:list-item>
                              <text:p text:style-name="P44">1. Como compromiso de la autorización del registro sanitario respecto a la seguridad del producto.</text:p>
                            </text:list-item>
                            <text:list-item>
                              <text:p text:style-name="P32"><text:span text:style-name="T1">2. Con posterioridad a la concesión del registro sanitario, en caso de que aparezcan dudas acerca de la seguridad de un producto farmacéutico autorizado objeto de la presente resolución.</text:span></text:p>
                            </text:list-item>
                            <text:list-item>
                              <text:p text:style-name="P31"><text:span text:style-name="T5">Parágrafo 1. </text:span><text:span text:style-name="T6">Los resultados de los estudios pos-comercialización de seguridad requeridos por el Invima o que el Titular de Registro Sanitario considere pertinentes realizar, deben ser presentados al instituto en un informe al finalizar el mismo, o antes, cuando se presenten condiciones de seguridad que afecten negativamente el perfil beneficio-riesgo del producto farmacéutico objeto de la presente resolución, a través del medio que el instituto establezca para el efecto. (…)”</text:span></text:p>
                            </text:list-item>
                          </text:list>
                        </text:list-item>
                      </text:list>
                    </text:list-item>
                  </text:list>
                </text:list-item>
              </text:list>
            </text:list-item>
          </text:list>
        </text:list-item>
      </text:list>
      <text:p text:style-name="P37"><text:span text:style-name="T7">• </text:span><text:span text:style-name="T14">Revisión Decreto 1782 de 2014</text:span></text:p>
      <text:p text:style-name="P28"><text:span text:style-name="T6">“(…) TITULO VI Farmacovigilancia y vigilancia sanitaria.</text:span></text:p>
      <text:p text:style-name="P38"><text:span text:style-name="T5">Artículo 24. Farmacovigilancia. </text:span><text:span text:style-name="T6">El titular del registro sanitario de un medicamento biológico deberá implementar un plan de gestión de riesgos y un programa de farmacovigilancia activa. (…)”</text:span></text:p>
      <text:p text:style-name="P37"><text:span text:style-name="T6"/></text:p>
      <text:p text:style-name="P37"><text:soft-page-break/>• <text:span text:style-name="T17">Revisión del Anexo técnico de la Resolución 213 de febrero 2022</text:span></text:p>
      <text:p text:style-name="P33"><text:span text:style-name="T20">“(…) 5.3.2 Actividades de farmacovigilancia adicional. </text:span>El solicitante/titular de registro sanitario debe enumerar en esta sección del Plan de Gestión del Riesgo las actividades de Farmacovigilancia adicionales planificadas, detallando qué información se espera obtener, lo que puede llevar a una consideración más informada del balance riesgo-beneficio.</text:p>
      <text:p text:style-name="P33">Las actividades de <text:span text:style-name="T20">farmacovigilancia adicionales </text:span>son actividades de farmacovigilancia que no se consideran rutinarias. Pueden ser <text:span text:style-name="T20">estudios no clínicos, ensayos clínicos o estudios no intervencionistas. Los ejemplos incluyen el seguimiento a largo plazo de pacientes de la población de ensayos clínicos o un estudio de cohorte </text:span>para proporcionar una caracterización adicional de la seguridad a largo plazo del medicamento.</text:p>
      <text:p text:style-name="P33">Los estudios en el plan de farmacovigilancia tienen como objetivo identificar y caracterizar los riesgos, recopilar más datos cuando faltan áreas de información, o evaluar la efectividad de actividades adicionales de minimización de riesgos. Deben relacionarse con las preocupaciones de seguridad identificadas en las especificaciones de seguridad, ser factibles y no deben incluir ningún elemento de naturaleza promocional.</text:p>
      <text:p text:style-name="P33">Los estudios en el plan de farmacovigilancia deben diseñarse y realizarse de acuerdo con la legislación vigente.</text:p>
      <text:p text:style-name="P35">Los protocolos de estudio deben incluirse para evaluación en una actualización del Plan de Gestión del Riesgo solo cuando los estudios están incluidos en el plan de farmacovigilancia y la presentación de los protocolos ha sido solicitada por la autoridad competente.</text:p>
      <text:p text:style-name="P33">Los protocolos revisados y aprobados para estudios en el plan de farmacovigilancia deben proporcionarse en la Parte VII del Plan de Gestión del Riesgo.</text:p>
      <text:p text:style-name="P33">Los hitos para la presentación de protocolos e informes finales del estudio al Invima deben incluirse para todos los estudios en el plan de farmacovigilancia.</text:p>
      <text:p text:style-name="P33">Es posible que se requieran otros estudios en el Plan de Gestión del Riesgo para investigar un problema de seguridad, o para evaluar la efectividad de las actividades de minimización de riesgos.</text:p>
      <text:p text:style-name="P34">Los estudios planeados para el producto innovador también deberían realizarse para los productos farmacéuticos multifuente, de acuerdo con el perfil de seguridad actualizado del innovador. <text:span text:style-name="T17">Cuando corresponda, se alienta a los titulares de autorizaciones de comercialización a establecer un estudio de seguridad pos-comercialización (PASS, por sus siglas en inglés) PASS conjunto, por ejemplo, en el caso de registros o cuando una referencia haya dado como resultado un PASS impuesto para todos los medicamentos autorizados que contengan una sustancia nombrada en una indicación específica. (…)”</text:span></text:p>
      <text:list xml:id="list124914964278477" text:continue-numbering="true" text:style-name="WWNum1">
        <text:list-item>
          <text:list>
            <text:list-item>
              <text:list>
                <text:list-item>
                  <text:list>
                    <text:list-item>
                      <text:list>
                        <text:list-item>
                          <text:list>
                            <text:list-item>
                              <text:p text:style-name="Invima_20_1">IV. Procedimiento para el desarrollo de la guía</text:p>
                            </text:list-item>
                          </text:list>
                        </text:list-item>
                      </text:list>
                    </text:list-item>
                  </text:list>
                </text:list-item>
              </text:list>
            </text:list-item>
          </text:list>
        </text:list-item>
      </text:list>
      <text:p text:style-name="P42">1. Revisión del estudio pos-comercialización a presentar:</text:p>
      <text:p text:style-name="P33">El Invima, cuando por medio de sus procesos internos identifique un riesgo de seguridad o riesgo de eficacia de alguna medida de minimización de riesgo relacionado con un medicamento, podrá solicitar un estudio pos-comercialización, enmarcado en un programa de farmacovigilancia del Plan de Gestión de Riesgos.</text:p>
      <text:p text:style-name="P43">Definición estudios pos-comercialización:</text:p>
      <text:p text:style-name="P33">Los <text:span text:style-name="T31">PASS </text:span>(por sus siglas en inglés Post-authorisation safety studies) se define como cualquier estudio relacionado con un medicamento autorizado y puede ser intervencionista o no intervencionista.</text:p>
      <text:p text:style-name="P33">La decisión de solicitar estos estudios provendrá del Grupo de Farmacovigilancia o de la Sala Especializada de Medicamentos de la Comisión Revisora, conforme a lo establecido en el artículo 12 de la Resolución 2024015321 de 2024, y se aceptarán estudios PASS realizados en otros países.</text:p>
      <text:p text:style-name="P43">Objetivos del PASS</text:p>
      <text:p text:style-name="P33">El objetivo de la información contenida en los estudios pos-comercialización o PASS es evaluar la seguridad y el perfil beneficio-riesgo de un medicamento y respaldar la toma de decisiones regulatorias. Los objetivos son:</text:p>
      <text:p text:style-name="P45">1. Identificar, caracterizar o cuantificar un riesgo de seguridad.</text:p>
      <text:p text:style-name="List_20_Number">2. Confirmar el perfil de seguridad de un medicamento.</text:p>
      <text:p text:style-name="List_20_Number">3. Medir la efectividad de las medidas de gestión de riesgos.</text:p>
      <text:p text:style-name="P42">2. Medio por el cual Invima solicita los estudios poscomercialización:</text:p>
      <text:p text:style-name="P39">Se está revisando el procedimiento interno por el cual se realizará la solicitud de estos estudios poscomercialización por parte del Grupo de Farmacovigilancia de Invima, ya sea mediante acta de la sala, revisión de oficio u otra comunicación, pero siempre por los medios autorizados.</text:p>
      <text:p text:style-name="P42">3. Sometimiento al INVIMA</text:p>
      <text:p text:style-name="P39">Este sometimiento a la fecha no tiene costo o tarifa asignada por el instituto.</text:p>
      <text:p text:style-name="P39">Adicionalmente, una vez finalizado el estudio poscomercialización, su resultado se debe presentar al Invima en un Informe final, a los 12 meses siguientes de finalizar la recopilación de datos y mediante correspondencia en la oficina virtual, para dar cumplimiento con lo establecido en el parágrafo 1 del artículo 12 de la Resolución 2024015321 de 2024.</text:p>
      <text:p text:style-name="P33"><text:span text:style-name="T20">Nota 1:</text:span> Los estudios que se lleven a cabo en territorio nacional, deberán ser realizados bajo la normatividad que el país tenga sobre investigación clínica y/o procedimientos establecidos en Invima.</text:p>
      <text:p text:style-name="P42">4. Que debe incluir el informe</text:p>
      <text:p text:style-name="P40">El respectivo informe debe incluir:</text:p>
      <text:p text:style-name="P41">1. <text:span text:style-name="T18">Resumen del estudio. </text:span>Dependiendo del tipo de estudio clínico llevado a cabo, el resumen debe contener:</text:p>
      <text:p text:style-name="P46">a) Resumen del diseño</text:p>
      <text:p text:style-name="P46">b) Objetivos, desenlaces, plan de análisis de resultados</text:p>
      <text:p text:style-name="P46">c) Eventos adversos identificados</text:p>
      <text:p text:style-name="P46">d) Información obtenida de efectividad según corresponda.</text:p>
      <text:p text:style-name="P41"/>
      <text:p text:style-name="P48">e) Centros de investigación donde se llevó a cabo el estudio</text:p>
      <text:p text:style-name="P47">f) Carta de aprobación del Comité de Ética.</text:p>
      <text:p text:style-name="P47">g) Consentimientos informados</text:p>
      <text:p text:style-name="P41"><text:span text:style-name="T16">2. Conclusiones del estudi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fals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fals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s" fo:country="AR" style:letter-kerning="false" style:font-name-asian="DejaVu Sans" style:font-family-asian="'DejaVu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1" style:list-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vima_20_1" style:display-name="Invima 1" style:family="paragraph" style:parent-style-name="Heading_20_6" style:default-outline-level="">
      <style:paragraph-properties fo:margin-left="0cm" fo:margin-right="0cm" fo:margin-top="0.109cm" fo:margin-bottom="0.25cm" style:contextual-spacing="false" fo:text-indent="0cm" style:auto-text-indent="false"/>
      <style:text-properties fo:color="#355269" loext:opacity="100%" style:font-name="Liberation Sans" fo:font-family="'Liberation Sans'" style:font-family-generic="roman" style:font-pitch="variable" fo:font-size="14pt" fo:font-style="normal" style:font-size-asian="14pt" style:font-style-asian="normal" style:font-size-complex="14pt" style:font-style-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rtada_20_1" style:display-name="Portada 1" style:family="paragraph" style:parent-style-name="Text_20_body">
      <style:paragraph-properties fo:text-align="start" style:justify-single-word="false" style:writing-mode="lr-tb"/>
      <style:text-properties fo:color="#355269" loext:opacity="100%" style:font-name="Times New Roman" fo:font-family="'Times New Roman'" style:font-family-generic="roman" style:font-pitch="variable" fo:font-size="36pt" style:font-size-asian="36pt" style:font-size-complex="36pt"/>
    </style:style>
    <style:style style:name="Portada_20_2" style:display-name="Portada 2" style:family="paragraph" style:parent-style-name="Text_20_body">
      <style:paragraph-properties fo:text-align="start" style:justify-single-word="false" style:writing-mode="lr-tb"/>
      <style:text-properties fo:color="#3465a4" loext:opacity="100%" style:font-name="Times New Roman" fo:font-family="'Times New Roman'" style:font-family-generic="roman" style:font-pitch="variable" fo:font-size="32pt" style:font-size-asian="32pt" style:font-size-complex="32pt"/>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lr-tb"/>
    </style:style>
    <style:style style:name="MP2" style:family="paragraph" style:parent-style-name="Preformatted_20_Text">
      <style:paragraph-properties fo:text-align="end" style:justify-single-word="false" style:writing-mode="lr-tb"/>
    </style:style>
    <style:style style:name="MP3" style:family="paragraph" style:parent-style-name="Preformatted_20_Text">
      <style:paragraph-properties fo:text-align="center" style:justify-single-word="false" style:writing-mode="lr-tb"/>
    </style:style>
    <style:style style:name="MP4" style:family="paragraph" style:parent-style-name="Preformatted_20_Text">
      <style:paragraph-properties fo:text-align="center" style:justify-single-word="false" style:writing-mode="lr-tb"/>
      <style:text-properties style:font-name="Times New Roman" fo:font-weight="bold" style:font-weight-asian="bold" style:font-weight-complex="bold"/>
    </style:style>
    <style:style style:name="MT1" style:family="text">
      <style:text-properties style:font-name="Times New Roman" fo:font-size="11pt" fo:font-weight="bold" style:font-size-asian="11pt" style:font-weight-asian="bold" style:font-size-complex="11pt" style:font-weight-complex="bold"/>
    </style:style>
    <style:style style:name="MT2" style:family="text">
      <style:text-properties style:font-name="Times New Roman" fo:font-size="11pt" fo:font-weight="bold" officeooo:rsid="001e1508" style:font-size-asian="11pt" style:font-weight-asian="bold" style:font-size-complex="11pt" style:font-weight-complex="bold"/>
    </style:style>
    <style:style style:name="MT3" style:family="text">
      <style:text-properties style:font-name="Times New Roman" fo:font-weight="bold" style:font-weight-asian="bold"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4cm" fo:margin-bottom="2cm" fo:margin-left="2cm" fo:margin-right="2cm" style:writing-mode="lr-tb" style:layout-grid-color="#c0c0c0" style:layout-grid-lines="10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704cm" fo:margin-left="0cm" fo:margin-right="0cm" fo:margin-bottom="3.605cm" style:dynamic-spacing="true"/>
      </style:header-style>
      <style:footer-style>
        <style:header-footer-properties fo:min-height="4.658cm" fo:margin-left="0cm" fo:margin-right="0cm" fo:margin-top="4.5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as-char" svg:width="6.761cm" svg:height="2.415cm" draw:z-index="5"><draw:image xlink:href="Pictures/10000000000001340000006E677153F3A9340D91.png" xlink:type="simple" xlink:show="embed" xlink:actuate="onLoad" draw:mime-type="image/png"/></draw:frame></text:p>
        <text:p text:style-name="MP2"><text:span text:style-name="MT1">Versión: </text:span><text:span text:style-name="MT2">2</text:span><text:span text:style-name="MT1">.0</text:span><text:span text:style-name="MT1"/></text:p>
        <text:p text:style-name="MP2"><text:span text:style-name="MT1">Fecha de elaboración: </text:span><text:span text:style-name="MT2">25</text:span><text:span text:style-name="MT1">/11/2024</text:span><text:span text:style-name="MT1"/></text:p>
      </style:header>
      <style:footer>
        <text:p text:style-name="MP3"><text:span text:style-name="MT3">La información suministrada en estos documentos constituye simplemente un criterio orientador y no compromete la responsabilidad de la entidad, de conformidad al artículo 28 de la ley 1755 de 2015</text:span><text:span text:style-name="MT3"/></text:p>
        <text:p text:style-name="MP4"/>
        <text:p text:style-name="MP3"><draw:frame draw:style-name="Mfr1" draw:name="Image2" text:anchor-type="as-char" svg:width="13.467cm" svg:height="2.937cm" draw:z-index="11"><draw:image xlink:href="Pictures/10000000000001FD0000006F8F208F6BFDA02F99.png" xlink:type="simple" xlink:show="embed" xlink:actuate="onLoad" draw:mime-type="image/png"/></draw:frame><text:span text:style-name="MT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AR</dc:language>
    <dc:creator>Gabriel Torem</dc:creator>
    <dc:date>2024-12-07T12:49:14.523909977</dc:date>
    <meta:editing-cycles>11</meta:editing-cycles>
    <meta:editing-duration>PT4H11M7S</meta:editing-duration>
    <meta:generator>LibreOffice/7.4.7.2$Linux_X86_64 LibreOffice_project/40$Build-2</meta:generator>
    <meta:document-statistic meta:table-count="0" meta:image-count="2" meta:object-count="0" meta:page-count="6" meta:paragraph-count="58" meta:word-count="1154" meta:character-count="7829" meta:non-whitespace-character-count="6730"/>
    <meta:user-defined meta:name="AppVersion">15.0000</meta:user-defined>
  </office:meta>
</office:document-meta>
</file>